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ato Medium" svg:font-family="'Lato Mediu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ource-code-pro" svg:font-family="source-code-pro, Menlo, Monaco, 'Courier New', Courier, monospace"/>
  </office:font-face-decls>
  <office:automatic-styles>
    <style:style style:name="P1" style:family="paragraph" style:parent-style-name="Standard">
      <style:paragraph-properties fo:line-height="150%" fo:text-align="start" style:justify-single-word="false"/>
      <style:text-properties fo:font-variant="normal" fo:text-transform="none" fo:color="#242424" loext:opacity="100%" style:font-name="Lato Medium" fo:font-size="10.5pt" fo:letter-spacing="normal" fo:font-style="normal" fo:font-weight="normal" officeooo:rsid="0011144d" officeooo:paragraph-rsid="000f4b47" style:font-weight-asian="normal" style:font-weight-complex="normal"/>
    </style:style>
    <style:style style:name="P2" style:family="paragraph" style:parent-style-name="Standard">
      <style:paragraph-properties fo:line-height="150%" fo:text-align="start" style:justify-single-word="false"/>
      <style:text-properties fo:font-variant="normal" fo:text-transform="none" fo:color="#242424" loext:opacity="100%" style:font-name="Lato Medium" fo:font-size="10.5pt" fo:letter-spacing="normal" fo:font-style="normal" fo:font-weight="normal" officeooo:rsid="0011144d" officeooo:paragraph-rsid="0012d855" style:font-weight-asian="normal" style:font-weight-complex="normal"/>
    </style:style>
    <style:style style:name="P3" style:family="paragraph" style:parent-style-name="Standard">
      <style:paragraph-properties fo:line-height="150%" fo:text-align="start" style:justify-single-word="false"/>
      <style:text-properties fo:font-variant="normal" fo:text-transform="none" fo:color="#242424" loext:opacity="100%" style:font-name="Lato Medium" fo:font-size="10.5pt" fo:letter-spacing="normal" fo:font-style="normal" fo:font-weight="normal" officeooo:rsid="0011144d" officeooo:paragraph-rsid="00132494" style:font-weight-asian="normal" style:font-weight-complex="normal"/>
    </style:style>
    <style:style style:name="P4" style:family="paragraph" style:parent-style-name="Standard">
      <style:paragraph-properties fo:line-height="150%" fo:text-align="start" style:justify-single-word="false"/>
      <style:text-properties fo:font-variant="normal" fo:text-transform="none" fo:color="#242424" loext:opacity="100%" style:font-name="Lato Medium" fo:font-size="12pt" fo:letter-spacing="normal" fo:font-style="normal" fo:font-weight="normal" officeooo:rsid="000a3f84" officeooo:paragraph-rsid="000f4b47" style:font-size-asian="12pt" style:font-weight-asian="normal" style:font-size-complex="12pt" style:font-weight-complex="normal"/>
    </style:style>
    <style:style style:name="P5" style:family="paragraph" style:parent-style-name="Standard">
      <style:paragraph-properties fo:line-height="150%" fo:text-align="start" style:justify-single-word="false"/>
      <style:text-properties fo:font-variant="normal" fo:text-transform="none" fo:color="#242424" loext:opacity="100%" style:font-name="Lato Medium" fo:font-size="12pt" fo:letter-spacing="normal" fo:font-style="normal" fo:font-weight="normal" officeooo:rsid="00232559" officeooo:paragraph-rsid="000f4b47" style:font-size-asian="12pt" style:font-weight-asian="normal" style:font-size-complex="12pt" style:font-weight-complex="normal"/>
    </style:style>
    <style:style style:name="P6" style:family="paragraph" style:parent-style-name="Standard">
      <style:paragraph-properties fo:line-height="150%" fo:text-align="start" style:justify-single-word="false"/>
      <style:text-properties fo:font-variant="normal" fo:text-transform="none" fo:color="#5c2699" loext:opacity="100%" style:font-name="source-code-pro" fo:font-size="10.5pt" fo:letter-spacing="normal" fo:font-style="normal" fo:font-weight="normal" officeooo:rsid="000f4b47" officeooo:paragraph-rsid="000f4b47" style:font-weight-asian="normal" style:font-weight-complex="normal"/>
    </style:style>
    <style:style style:name="P7" style:family="paragraph" style:parent-style-name="Standard">
      <style:paragraph-properties fo:line-height="150%" fo:text-align="start" style:justify-single-word="false"/>
      <style:text-properties fo:font-variant="normal" fo:text-transform="none" fo:color="#5c2699" loext:opacity="100%" style:font-name="source-code-pro" fo:font-size="10.5pt" fo:letter-spacing="normal" fo:font-style="normal" fo:font-weight="normal" officeooo:rsid="0012d855" officeooo:paragraph-rsid="0012d855" style:font-weight-asian="normal" style:font-weight-complex="normal"/>
    </style:style>
    <style:style style:name="P8" style:family="paragraph" style:parent-style-name="Standard">
      <style:paragraph-properties fo:line-height="150%" fo:text-align="start" style:justify-single-word="false"/>
      <style:text-properties style:font-name="Lato Medium" fo:font-weight="normal" officeooo:rsid="000a3f84" officeooo:paragraph-rsid="0011e049" style:font-weight-asian="normal" style:font-weight-complex="normal"/>
    </style:style>
    <style:style style:name="P9" style:family="paragraph" style:parent-style-name="Standard">
      <style:paragraph-properties fo:line-height="150%" fo:text-align="start" style:justify-single-word="false"/>
      <style:text-properties style:font-name="Lato Medium" fo:font-weight="normal" officeooo:rsid="000a3f84" officeooo:paragraph-rsid="0012d855" style:font-weight-asian="normal" style:font-weight-complex="normal"/>
    </style:style>
    <style:style style:name="P10" style:family="paragraph" style:parent-style-name="Standard">
      <style:paragraph-properties fo:line-height="150%" fo:text-align="start" style:justify-single-word="false"/>
      <style:text-properties style:font-name="Lato Medium" fo:font-weight="normal" officeooo:rsid="000f4b47" officeooo:paragraph-rsid="000f4b47" style:font-weight-asian="normal" style:font-weight-complex="normal"/>
    </style:style>
    <style:style style:name="P11" style:family="paragraph" style:parent-style-name="Standard">
      <style:paragraph-properties fo:line-height="150%" fo:text-align="start" style:justify-single-word="false"/>
      <style:text-properties style:font-name="Lato Medium" fo:font-weight="normal" officeooo:rsid="001d74e0" officeooo:paragraph-rsid="000f4b47" style:font-weight-asian="normal" style:font-weight-complex="normal"/>
    </style:style>
    <style:style style:name="P12" style:family="paragraph" style:parent-style-name="Standard">
      <style:paragraph-properties fo:line-height="150%" fo:text-align="start" style:justify-single-word="false"/>
      <style:text-properties style:font-name="Lato Medium" fo:font-weight="normal" officeooo:rsid="00252f95" officeooo:paragraph-rsid="000f4b47" style:font-weight-asian="normal" style:font-weight-complex="normal"/>
    </style:style>
    <style:style style:name="P13" style:family="paragraph" style:parent-style-name="Standard">
      <style:paragraph-properties fo:line-height="150%" fo:text-align="start" style:justify-single-word="false"/>
      <style:text-properties style:font-name="Lato Medium" fo:font-weight="normal" officeooo:rsid="001109fa" officeooo:paragraph-rsid="001109fa" style:font-weight-asian="normal" style:font-weight-complex="normal"/>
    </style:style>
    <style:style style:name="P14" style:family="paragraph" style:parent-style-name="Standard">
      <style:paragraph-properties fo:line-height="150%" fo:text-align="start" style:justify-single-word="false"/>
      <style:text-properties style:font-name="Lato Medium" officeooo:rsid="000a3f84" officeooo:paragraph-rsid="0011e049"/>
    </style:style>
    <style:style style:name="P15" style:family="paragraph" style:parent-style-name="Standard">
      <style:paragraph-properties fo:line-height="150%" fo:text-align="start" style:justify-single-word="false"/>
      <style:text-properties style:font-name="Lato Medium" fo:font-weight="bold" officeooo:rsid="00252f95" officeooo:paragraph-rsid="000f4b47" style:font-weight-asian="bold" style:font-weight-complex="bold"/>
    </style:style>
    <style:style style:name="P16" style:family="paragraph" style:parent-style-name="Standard">
      <style:paragraph-properties fo:line-height="150%" fo:text-align="start" style:justify-single-word="false"/>
      <style:text-properties style:font-name="Lato Medium" fo:font-weight="bold" officeooo:rsid="000f4b47" officeooo:paragraph-rsid="000f4b47" style:font-weight-asian="bold" style:font-weight-complex="bold"/>
    </style:style>
    <style:style style:name="P17" style:family="paragraph" style:parent-style-name="Standard">
      <style:paragraph-properties fo:line-height="150%" fo:text-align="start" style:justify-single-word="false"/>
      <style:text-properties style:font-name="Lato Medium" fo:font-weight="bold" officeooo:rsid="0011e049" officeooo:paragraph-rsid="0011e049" style:font-weight-asian="bold" style:font-weight-complex="bold"/>
    </style:style>
    <style:style style:name="P18" style:family="paragraph" style:parent-style-name="Standard">
      <style:paragraph-properties fo:line-height="150%" fo:text-align="start" style:justify-single-word="false"/>
      <style:text-properties style:font-name="Lato Medium" fo:font-size="12pt" officeooo:rsid="000a3f84" officeooo:paragraph-rsid="0012d855" style:font-size-asian="12pt" style:font-size-complex="12pt"/>
    </style:style>
    <style:style style:name="P19" style:family="paragraph" style:parent-style-name="Standard">
      <style:paragraph-properties fo:line-height="150%" fo:text-align="start" style:justify-single-word="false"/>
      <style:text-properties style:font-name="Lato Medium" fo:font-size="12pt" fo:font-weight="normal" officeooo:rsid="000a3f84" officeooo:paragraph-rsid="0012d855" style:font-size-asian="12pt" style:font-weight-asian="normal" style:font-size-complex="12pt" style:font-weight-complex="normal"/>
    </style:style>
    <style:style style:name="T1" style:family="text">
      <style:text-properties fo:font-variant="normal" fo:text-transform="none" fo:color="#5c2699" loext:opacity="100%" style:font-name="source-code-pro" fo:font-size="10.5pt" fo:letter-spacing="normal" fo:font-style="normal"/>
    </style:style>
    <style:style style:name="T2" style:family="text">
      <style:text-properties fo:font-variant="normal" fo:text-transform="none" fo:color="#5c2699" loext:opacity="100%" fo:font-size="12pt" fo:letter-spacing="normal" fo:font-style="normal" style:font-size-asian="12pt" style:font-size-complex="12pt"/>
    </style:style>
    <style:style style:name="T3" style:family="text">
      <style:text-properties fo:font-variant="normal" fo:text-transform="none" fo:color="#242424" loext:opacity="100%" fo:letter-spacing="normal"/>
    </style:style>
    <style:style style:name="T4" style:family="text">
      <style:text-properties fo:font-variant="normal" fo:text-transform="none" fo:color="#242424" loext:opacity="100%" fo:letter-spacing="normal" fo:font-style="normal"/>
    </style:style>
    <style:style style:name="T5" style:family="text">
      <style:text-properties fo:font-variant="normal" fo:text-transform="none" fo:color="#242424" loext:opacity="100%" fo:letter-spacing="normal" fo:font-style="normal" fo:font-weight="normal"/>
    </style:style>
    <style:style style:name="T6" style:family="text">
      <style:text-properties fo:font-variant="normal" fo:text-transform="none" fo:color="#242424" loext:opacity="100%" fo:letter-spacing="normal" fo:font-style="normal" fo:font-weight="normal" officeooo:rsid="000f1497"/>
    </style:style>
    <style:style style:name="T7" style:family="text">
      <style:text-properties fo:font-variant="normal" fo:text-transform="none" fo:color="#242424" loext:opacity="100%" fo:letter-spacing="normal" fo:font-style="normal" fo:font-weight="normal" officeooo:rsid="0011144d" style:font-weight-asian="normal" style:font-weight-complex="normal"/>
    </style:style>
    <style:style style:name="T8" style:family="text">
      <style:text-properties fo:font-variant="normal" fo:text-transform="none" fo:color="#242424" loext:opacity="100%" fo:letter-spacing="normal" fo:font-style="normal" fo:font-weight="normal" officeooo:rsid="00279288" style:font-weight-asian="normal" style:font-weight-complex="normal"/>
    </style:style>
    <style:style style:name="T9" style:family="text">
      <style:text-properties fo:font-variant="normal" fo:text-transform="none" fo:color="#242424" loext:opacity="100%" fo:letter-spacing="normal" fo:font-style="normal" fo:font-weight="normal" officeooo:rsid="0028f462" style:font-weight-asian="normal" style:font-weight-complex="normal"/>
    </style:style>
    <style:style style:name="T10" style:family="text">
      <style:text-properties fo:font-variant="normal" fo:text-transform="none" fo:color="#242424" loext:opacity="100%" fo:letter-spacing="normal" fo:font-style="normal" officeooo:rsid="000f4b47"/>
    </style:style>
    <style:style style:name="T11" style:family="text">
      <style:text-properties fo:font-variant="normal" fo:text-transform="none" fo:color="#242424" loext:opacity="100%" fo:letter-spacing="normal" fo:font-style="normal" officeooo:rsid="0012d855"/>
    </style:style>
    <style:style style:name="T12" style:family="text">
      <style:text-properties fo:font-variant="normal" fo:text-transform="none" fo:color="#242424" loext:opacity="100%" style:font-name="source-code-pro" fo:font-size="10.5pt" fo:letter-spacing="normal" fo:font-style="normal"/>
    </style:style>
    <style:style style:name="T13" style:family="text">
      <style:text-properties fo:font-variant="normal" fo:text-transform="none" fo:color="#242424" loext:opacity="100%" style:font-name="source-code-pro" fo:font-size="10.5pt" fo:letter-spacing="normal" fo:font-style="normal" officeooo:rsid="001e1c5c"/>
    </style:style>
    <style:style style:name="T14" style:family="text">
      <style:text-properties fo:font-variant="normal" fo:text-transform="none" fo:color="#242424" loext:opacity="100%" style:font-name="source-code-pro" fo:font-size="10.5pt" fo:letter-spacing="normal" fo:font-style="normal" fo:font-weight="normal"/>
    </style:style>
    <style:style style:name="T15" style:family="text">
      <style:text-properties fo:font-variant="normal" fo:text-transform="none" fo:color="#242424" loext:opacity="100%" style:font-name="source-code-pro" fo:font-size="10.5pt" fo:letter-spacing="normal" fo:font-style="normal" fo:font-weight="normal" officeooo:rsid="000f1497"/>
    </style:style>
    <style:style style:name="T16" style:family="text">
      <style:text-properties fo:font-variant="normal" fo:text-transform="none" fo:color="#242424" loext:opacity="100%" style:font-name="source-code-pro" fo:font-size="10.5pt" fo:letter-spacing="normal" fo:font-style="normal" fo:font-weight="normal" officeooo:rsid="0011e049"/>
    </style:style>
    <style:style style:name="T17" style:family="text">
      <style:text-properties fo:font-variant="normal" fo:text-transform="none" fo:color="#242424" loext:opacity="100%" style:font-name="source-code-pro" fo:font-size="10.5pt" fo:letter-spacing="normal" fo:font-style="normal" officeooo:rsid="0020ec2b"/>
    </style:style>
    <style:style style:name="T18" style:family="text">
      <style:text-properties fo:font-variant="normal" fo:text-transform="none" fo:color="#242424" loext:opacity="100%" style:font-name="source-code-pro" fo:font-size="10.5pt" fo:letter-spacing="normal" fo:font-style="normal" officeooo:rsid="002040fa"/>
    </style:style>
    <style:style style:name="T19" style:family="text">
      <style:text-properties fo:font-variant="normal" fo:text-transform="none" fo:color="#242424" loext:opacity="100%" style:font-name="source-code-pro" fo:font-size="10.5pt" fo:letter-spacing="normal" fo:font-style="normal" officeooo:rsid="001ff942"/>
    </style:style>
    <style:style style:name="T20" style:family="text">
      <style:text-properties fo:font-variant="normal" fo:text-transform="none" fo:color="#242424" loext:opacity="100%" style:font-name="source-code-pro" fo:font-size="10.5pt" fo:letter-spacing="normal" fo:font-style="normal" officeooo:rsid="000f4b47"/>
    </style:style>
    <style:style style:name="T21" style:family="text">
      <style:text-properties fo:font-variant="normal" fo:text-transform="none" fo:color="#242424" loext:opacity="100%" style:font-name="source-code-pro" fo:font-size="10.5pt" fo:letter-spacing="normal" fo:font-style="normal" officeooo:rsid="0011e049"/>
    </style:style>
    <style:style style:name="T22" style:family="text">
      <style:text-properties fo:font-variant="normal" fo:text-transform="none" fo:color="#242424" loext:opacity="100%" style:font-name="source-code-pro" fo:font-size="10.5pt" fo:letter-spacing="normal" fo:font-style="normal" officeooo:rsid="0028f462"/>
    </style:style>
    <style:style style:name="T23" style:family="text">
      <style:text-properties fo:font-variant="normal" fo:text-transform="none" fo:color="#242424" loext:opacity="100%" style:font-name="source-code-pro" fo:font-size="10.5pt" fo:letter-spacing="normal" fo:font-style="normal" officeooo:rsid="0012d855"/>
    </style:style>
    <style:style style:name="T24" style:family="text">
      <style:text-properties fo:font-variant="normal" fo:text-transform="none" fo:color="#242424" loext:opacity="100%" style:font-name="source-code-pro" fo:font-size="10.5pt" fo:letter-spacing="normal" fo:font-style="normal" officeooo:rsid="00279288"/>
    </style:style>
    <style:style style:name="T25" style:family="text">
      <style:text-properties fo:font-variant="normal" fo:text-transform="none" fo:color="#242424" loext:opacity="100%" style:font-name="source-code-pro" fo:font-size="10.5pt" fo:letter-spacing="normal" fo:font-style="normal" officeooo:rsid="002a361a"/>
    </style:style>
    <style:style style:name="T26" style:family="text">
      <style:text-properties fo:font-variant="normal" fo:text-transform="none" fo:color="#242424" loext:opacity="100%" style:font-name="source-code-pro" fo:font-size="10.5pt" fo:letter-spacing="normal" fo:font-style="normal" officeooo:rsid="00132494"/>
    </style:style>
    <style:style style:name="T27" style:family="text">
      <style:text-properties fo:font-variant="normal" fo:text-transform="none" fo:color="#242424" loext:opacity="100%" fo:font-size="12pt" fo:letter-spacing="normal" style:font-size-asian="12pt" style:font-size-complex="12pt"/>
    </style:style>
    <style:style style:name="T28" style:family="text">
      <style:text-properties fo:font-variant="normal" fo:text-transform="none" fo:color="#242424" loext:opacity="100%" fo:font-size="12pt" fo:letter-spacing="normal" fo:font-style="normal" style:font-size-asian="12pt" style:font-size-complex="12pt"/>
    </style:style>
    <style:style style:name="T29" style:family="text">
      <style:text-properties fo:font-variant="normal" fo:text-transform="none" fo:color="#242424" loext:opacity="100%" fo:font-size="12pt" fo:letter-spacing="normal" fo:font-style="normal" officeooo:rsid="0012d855" style:font-size-asian="12pt" style:font-size-complex="12pt"/>
    </style:style>
    <style:style style:name="T30" style:family="text">
      <style:text-properties fo:font-variant="normal" fo:text-transform="none" fo:color="#242424" loext:opacity="100%" fo:font-size="12pt" fo:letter-spacing="normal" fo:font-style="normal" officeooo:rsid="0028f462" style:font-size-asian="12pt" style:font-size-complex="12pt"/>
    </style:style>
    <style:style style:name="T31" style:family="text">
      <style:text-properties officeooo:rsid="000f4b47"/>
    </style:style>
    <style:style style:name="T32" style:family="text">
      <style:text-properties fo:font-weight="normal" style:font-weight-asian="normal" style:font-weight-complex="normal"/>
    </style:style>
    <style:style style:name="T33" style:family="text">
      <style:text-properties officeooo:rsid="001109fa"/>
    </style:style>
    <style:style style:name="T34" style:family="text">
      <style:text-properties officeooo:rsid="0011e049"/>
    </style:style>
    <style:style style:name="T35" style:family="text">
      <style:text-properties style:font-name="source-code-pro"/>
    </style:style>
    <style:style style:name="T36" style:family="text">
      <style:text-properties style:font-name="source-code-pro" officeooo:rsid="000f4b47"/>
    </style:style>
    <style:style style:name="T37" style:family="text">
      <style:text-properties style:font-name="source-code-pro" officeooo:rsid="001109fa"/>
    </style:style>
    <style:style style:name="T38" style:family="text">
      <style:text-properties style:font-name="source-code-pro" officeooo:rsid="0011e049"/>
    </style:style>
    <style:style style:name="T39" style:family="text">
      <style:text-properties style:font-name="source-code-pro" officeooo:rsid="0012d855"/>
    </style:style>
    <style:style style:name="T40" style:family="text">
      <style:text-properties style:font-name="source-code-pro" officeooo:rsid="0014c193"/>
    </style:style>
    <style:style style:name="T41" style:family="text">
      <style:text-properties style:font-name="source-code-pro" officeooo:rsid="00166ea8"/>
    </style:style>
    <style:style style:name="T42" style:family="text">
      <style:text-properties fo:font-size="12pt"/>
    </style:style>
    <style:style style:name="T43" style:family="text">
      <style:text-properties fo:font-size="12pt" officeooo:rsid="00279288"/>
    </style:style>
    <style:style style:name="T44" style:family="text">
      <style:text-properties fo:font-size="12pt" officeooo:rsid="0028f462"/>
    </style:style>
    <style:style style:name="T45" style:family="text">
      <style:text-properties fo:font-size="12pt" officeooo:rsid="000a3f84"/>
    </style:style>
    <style:style style:name="T46" style:family="text">
      <style:text-properties fo:font-size="12pt" style:font-size-asian="12pt" style:font-size-complex="12pt"/>
    </style:style>
    <style:style style:name="T47" style:family="text">
      <style:text-properties fo:font-size="12pt" officeooo:rsid="00279288" style:font-size-asian="12pt" style:font-size-complex="12pt"/>
    </style:style>
    <style:style style:name="T48" style:family="text">
      <style:text-properties fo:font-size="12pt" officeooo:rsid="0028f462" style:font-size-asian="12pt" style:font-size-complex="12pt"/>
    </style:style>
    <style:style style:name="T49" style:family="text">
      <style:text-properties fo:font-size="12pt" officeooo:rsid="000a3f84"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QLORA:</text:p>
      <text:p text:style-name="P7">3 EPOCHS. Why? Because it is <text:s/>a very complex event type and there are not anough traininng examples</text:p>
      <text:p text:style-name="P9"><text:span text:style-name="T1">e</text:span><text:span text:style-name="T2">xport</text:span><text:span text:style-name="T27"> </text:span><text:span text:style-name="T28">WANDB_PROJECT=</text:span><text:span text:style-name="T29">l</text:span><text:span text:style-name="T30">ayered_model_</text:span><text:span text:style-name="T29">2</text:span><text:span text:style-name="T30">_</text:span><text:span text:style-name="T29">Goals</text:span></text:p>
      <text:p text:style-name="P18"><text:tab/><text:span text:style-name="T5">python3 </text:span><text:span text:style-name="T6">q</text:span><text:span text:style-name="T5">lora.py \</text:span><text:line-break/><text:tab/><text:span text:style-name="T5">--model_name_or_path </text:span><text:span text:style-name="T7">./merged_models/</text:span><text:span text:style-name="T8">layered_models/</text:span><text:span text:style-name="T9">layered_model_1_Attempts</text:span> \</text:p>
      <text:p text:style-name="P19"><text:span text:style-name="T4"><text:tab/>--output_dir ./output/</text:span><text:span text:style-name="T24">layered_models/</text:span><text:span text:style-name="T22">layered_model_</text:span><text:span text:style-name="T23">2</text:span><text:span text:style-name="T22">_</text:span><text:span text:style-name="T26">Goals </text:span><text:span text:style-name="T4">\</text:span><text:line-break/><text:tab/><text:span text:style-name="T4">--logging_steps 10 \</text:span><text:line-break/><text:tab/><text:span text:style-name="T4">--save_strategy steps \</text:span><text:line-break/><text:tab/><text:span text:style-name="T4">--data_seed 42 \</text:span><text:line-break/><text:tab/><text:span text:style-name="T4">--save_steps 500 \</text:span><text:line-break/><text:tab/><text:span text:style-name="T4">--save_total_limit </text:span><text:span text:style-name="T10">2</text:span><text:span text:style-name="T4">0 \</text:span><text:line-break/><text:tab/><text:span text:style-name="T4">--evaluation_strategy steps \</text:span><text:line-break/><text:tab/><text:span text:style-name="T4">--eval_dataset_size </text:span><text:span text:style-name="T11">5551</text:span><text:span text:style-name="T4"> \</text:span><text:line-break/><text:tab/><text:span text:style-name="T4">--per_device_eval_batch_size 16 \</text:span><text:line-break/><text:tab/><text:span text:style-name="T4">--max_new_tokens 32 \</text:span><text:line-break/><text:tab/><text:span text:style-name="T4">--dataloader_num_workers 3 \</text:span><text:line-break/><text:tab/><text:span text:style-name="T4">--group_by_length \</text:span><text:line-break/><text:tab/><text:span text:style-name="T4">--logging_strategy steps \</text:span><text:line-break/><text:tab/><text:span text:style-name="T4">--remove_unused_columns False \</text:span><text:line-break/><text:tab/><text:span text:style-name="T4">--do_train </text:span><text:span text:style-name="T10">True</text:span><text:span text:style-name="T4">\</text:span><text:line-break/><text:tab/><text:span text:style-name="T4">--do_eval </text:span><text:span text:style-name="T10">True</text:span><text:span text:style-name="T4">\</text:span><text:line-break/><text:tab/><text:span text:style-name="T4">--do_mmlu_eval False \</text:span><text:line-break/><text:tab/><text:span text:style-name="T4">--lora_r 64 \</text:span><text:line-break/><text:tab/><text:span text:style-name="T4">--lora_alpha 16 \</text:span><text:line-break/><text:tab/><text:span text:style-name="T4">--lora_modules all \</text:span><text:line-break/><text:tab/><text:span text:style-name="T4">--double_quant \</text:span><text:line-break/><text:tab/><text:span text:style-name="T4">--quant_type nf4 </text:span><text:span text:style-name="T11">True</text:span><text:span text:style-name="T4">\</text:span><text:line-break/><text:tab/><text:span text:style-name="T4">--bf16 \</text:span><text:line-break/><text:tab/><text:span text:style-name="T4">--bits 4 \</text:span><text:line-break/><text:tab/><text:span text:style-name="T4">--warmup_ratio 0.03 \</text:span><text:line-break/><text:tab/><text:span text:style-name="T4">--lr_scheduler_type constant \</text:span><text:line-break/><text:tab/><text:span text:style-name="T4">--gradient_checkpointing \</text:span><text:line-break/><text:tab/><text:span text:style-name="T12">--dataset data/</text:span><text:span text:style-name="T24">layered_model_datasets</text:span><text:span text:style-name="T19">/</text:span><text:span text:style-name="T26">goals</text:span><text:span text:style-name="T17">/</text:span><text:span text:style-name="T25">dataset_</text:span><text:span text:style-name="T23">goals.</text:span><text:span text:style-name="T12">jsonl </text:span><text:span text:style-name="T13">\</text:span><text:line-break/><text:tab/><text:span text:style-name="T4">--dataset_format oasst1 \</text:span><text:line-break/><text:tab/><text:span text:style-name="T4">--source_max_len 16 \</text:span><text:line-break/><text:tab/><text:span text:style-name="T4">--target_max_len 512 \</text:span><text:line-break/><text:soft-page-break/><text:tab/><text:span text:style-name="T4">--per_device_train_batch_size 16 \</text:span><text:line-break/><text:tab/><text:span text:style-name="T4">--gradient_accumulation_steps 1 \</text:span><text:line-break/><text:tab/><text:span text:style-name="T4">--max_steps </text:span><text:span text:style-name="T11">4164 </text:span><text:span text:style-name="T4">\</text:span><text:line-break/><text:tab/><text:span text:style-name="T4">--eval_steps </text:span><text:span text:style-name="T11">416 </text:span><text:span text:style-name="T4">\</text:span><text:line-break/><text:tab/><text:span text:style-name="T4">--learning_rate 0.0002 \</text:span><text:line-break/><text:tab/><text:span text:style-name="T4">--adam_beta2 0.999 \</text:span><text:line-break/><text:tab/><text:span text:style-name="T4">--max_grad_norm 0.3 \</text:span><text:line-break/><text:tab/><text:span text:style-name="T4">--lora_dropout 0.1 \</text:span><text:line-break/><text:tab/><text:span text:style-name="T4">--weight_decay 0.0 \</text:span><text:line-break/><text:tab/><text:span text:style-name="T4">--seed 0 \</text:span><text:line-break/><text:tab/><text:span text:style-name="T4">--report_to wandb </text:span></text:p>
      <text:p text:style-name="P4"/>
      <text:p text:style-name="P4"/>
      <text:p text:style-name="P5">Merge:</text:p>
      <text:p text:style-name="P5"/>
      <text:p text:style-name="P3"><text:span text:style-name="T35">python3 merge_peft_adapters.py --device cpu --base_model_name_or_path </text:span><text:span text:style-name="T42">./merged_models/</text:span><text:span text:style-name="T43">layered_models/</text:span><text:span text:style-name="T44">layered_model_1_Attempts</text:span><text:span text:style-name="T45"> </text:span><text:span text:style-name="T35"><text:s/>--peft_model_path ./output/</text:span><text:span text:style-name="T40">layered</text:span><text:span text:style-name="T41">_</text:span><text:span text:style-name="T40">models/</text:span><text:span text:style-name="T39">layered_model_2_Goals</text:span><text:span text:style-name="T35">/checkpoint-</text:span><text:span text:style-name="T37">4</text:span><text:span text:style-name="T40">0</text:span><text:span text:style-name="T36">00</text:span><text:span text:style-name="T35">/adapter_model --output_dir ./merged_models/</text:span><text:span text:style-name="T40">layered_models</text:span><text:span text:style-name="T38">/</text:span><text:span text:style-name="T39">layered_model_2_Goals</text:span></text:p>
      <text:p text:style-name="P1"/>
      <text:p text:style-name="P15">1</text:p>
      <text:p text:style-name="P11">## Human: Below is a series of pieces of information describing an event in a soccer match paired with an output that describes the event based on the pieces of information. Acting as an expert soccer commentator, describe this event in an informative and engaging manner.</text:p>
      <text:p text:style-name="P11">### Event: Goal. </text:p>
      <text:p text:style-name="P11">### Time: 77. </text:p>
      <text:p text:style-name="P11">### Home Team: Udinese.</text:p>
      <text:p text:style-name="P11">### Away Team: Juventus</text:p>
      <text:p text:style-name="P11">### Event Team: Udinese. </text:p>
      <text:p text:style-name="P11">### Opponent Team: Juventus.</text:p>
      <text:p text:style-name="P11">### Player: Cyril Smith. </text:p>
      <text:p text:style-name="P11">### Assist by: Alec Cook.</text:p>
      <text:p text:style-name="P11">### Assist Method: Pass.</text:p>
      <text:p text:style-name="P11">### Pitch Position: Outside the box. </text:p>
      <text:p text:style-name="P11">### Goal Placement: Top left corner. </text:p>
      <text:p text:style-name="P11">### Goal Following: Corner.</text:p>
      <text:p text:style-name="P11">### Foot: left footed.</text:p>
      <text:p text:style-name="P11"><text:soft-page-break/>### Score: Udinese 3, Juventus 1.</text:p>
      <text:p text:style-name="P11">### Assistant: Goal!</text:p>
      <text:p text:style-name="P15">Result: <text:span text:style-name="T32">Goal! <text:s/>Juventus 3, Udinese 1. Cyril Smith (Udinese) left footed shot from outside the box to the top left corner. Assisted by Alec Cook following a corner.</text:span></text:p>
      <text:p text:style-name="P12"/>
      <text:p text:style-name="P16">2</text:p>
      <text:p text:style-name="P11">## Human: Below is a series of pieces of information describing an event in a soccer match paired with an output that describes the event based on the pieces of information. Acting as an expert soccer commentator, describe this event in an informative and engaging manner.</text:p>
      <text:p text:style-name="P11">### Event: <text:span text:style-name="T31">Goal</text:span>. </text:p>
      <text:p text:style-name="P11">### Time: 77. </text:p>
      <text:p text:style-name="P13">### Home Team: Everton.</text:p>
      <text:p text:style-name="P13">### Away Team: Arsenal.</text:p>
      <text:p text:style-name="P11">### Event Team: <text:span text:style-name="T31">Arsenal</text:span>. </text:p>
      <text:p text:style-name="P11">### Opponent Team: <text:span text:style-name="T31">Everton</text:span>.</text:p>
      <text:p text:style-name="P11">### Player: <text:span text:style-name="T31">James O’Connor</text:span>. </text:p>
      <text:p text:style-name="P11">### Assist <text:span text:style-name="T31">by</text:span>: .</text:p>
      <text:p text:style-name="P11">### A<text:span text:style-name="T31">ssist Method</text:span>: .</text:p>
      <text:p text:style-name="P11">### Pitch Position: Outside the box. </text:p>
      <text:p text:style-name="P11">### <text:span text:style-name="T31">Goal Placement</text:span>: <text:span text:style-name="T31">Centre of the goal</text:span>. </text:p>
      <text:p text:style-name="P11">### <text:span text:style-name="T31">Goal </text:span>Following: <text:span text:style-name="T34">corner</text:span>.</text:p>
      <text:p text:style-name="P11">### Foot: <text:span text:style-name="T31">right foot</text:span>.</text:p>
      <text:p text:style-name="P10">### Score: <text:span text:style-name="T33">Everton </text:span>0, <text:span text:style-name="T33">Arsenal </text:span>1.</text:p>
      <text:p text:style-name="P11">### Assistant: <text:span text:style-name="T31">Goal!</text:span></text:p>
      <text:p text:style-name="P11"/>
      <text:p text:style-name="P15">Result: <text:span text:style-name="T32">Goal! <text:s/>Everton 0, Arsenal 1. James O'Connor (Arsenal) right footed shot from outside the box to the centre of the goal following a corner.</text:span></text:p>
      <text:p text:style-name="P15"><text:span text:style-name="T32"/></text:p>
      <text:p text:style-name="P15"><text:span text:style-name="T32"/></text:p>
      <text:p text:style-name="P15"><text:span text:style-name="T32"/></text:p>
      <text:p text:style-name="P15"><text:span text:style-name="T32"/></text:p>
      <text:p text:style-name="P15"><text:span text:style-name="T32"/></text:p>
      <text:p text:style-name="P15"><text:span text:style-name="T32"/></text:p>
      <text:p text:style-name="P15"><text:span text:style-name="T32"/></text:p>
      <text:p text:style-name="P15"><text:span text:style-name="T32"/></text:p>
      <text:p text:style-name="P15"><text:span text:style-name="T32"/></text:p>
      <text:p text:style-name="P17"><text:soft-page-break/>THIS IS FOR THE MERGE WITH ATTEMPTS</text:p>
      <text:p text:style-name="P8"><text:span text:style-name="T1">export</text:span><text:span text:style-name="T3"> </text:span><text:span text:style-name="T12">WANDB_PROJECT=openllama-7b-</text:span><text:span text:style-name="T21">ATTEMPTS_AND_GOALS</text:span></text:p>
      <text:p text:style-name="P14"><text:tab/><text:span text:style-name="T14">python3 </text:span><text:span text:style-name="T15">q</text:span><text:span text:style-name="T14">lora.py \</text:span><text:line-break/><text:tab/><text:span text:style-name="T14">--model_name_or_path </text:span><text:span text:style-name="T16">merged_</text:span><text:span text:style-name="T14">models/open_llama_7b_</text:span><text:span text:style-name="T16">ATTEMPTS</text:span> \</text:p>
      <text:p text:style-name="P8"><text:span text:style-name="T12"><text:tab/>--output_dir ./output/</text:span><text:span text:style-name="T17">open_llama_7b</text:span><text:span text:style-name="T21">_ATTEMPTS_AND_GOALS</text:span><text:span text:style-name="T12"> \</text:span><text:line-break/><text:tab/><text:span text:style-name="T12">--logging_steps 10 \</text:span><text:line-break/><text:tab/><text:span text:style-name="T12">--save_strategy steps \</text:span><text:line-break/><text:tab/><text:span text:style-name="T12">--data_seed 42 \</text:span><text:line-break/><text:tab/><text:span text:style-name="T12">--save_steps 500 \</text:span><text:line-break/><text:tab/><text:span text:style-name="T12">--save_total_limit </text:span><text:span text:style-name="T20">2</text:span><text:span text:style-name="T12">0 \</text:span><text:line-break/><text:tab/><text:span text:style-name="T12">--evaluation_strategy steps \</text:span><text:line-break/><text:tab/><text:span text:style-name="T12">--eval_dataset_size </text:span><text:span text:style-name="T18">2</text:span><text:span text:style-name="T20">000</text:span><text:span text:style-name="T12"> \</text:span><text:line-break/><text:tab/><text:span text:style-name="T12">--per_device_eval_batch_size 16 \</text:span><text:line-break/><text:tab/><text:span text:style-name="T12">--max_new_tokens 32 \</text:span><text:line-break/><text:tab/><text:span text:style-name="T12">--dataloader_num_workers 3 \</text:span><text:line-break/><text:tab/><text:span text:style-name="T12">--group_by_length \</text:span><text:line-break/><text:tab/><text:span text:style-name="T12">--logging_strategy steps \</text:span><text:line-break/><text:tab/><text:span text:style-name="T12">--remove_unused_columns False \</text:span><text:line-break/><text:tab/><text:span text:style-name="T12">--do_train </text:span><text:span text:style-name="T20">True</text:span><text:span text:style-name="T12">\</text:span><text:line-break/><text:tab/><text:span text:style-name="T12">--do_eval </text:span><text:span text:style-name="T20">True</text:span><text:span text:style-name="T12">\</text:span><text:line-break/><text:tab/><text:span text:style-name="T12">--do_mmlu_eval False \</text:span><text:line-break/><text:tab/><text:span text:style-name="T12">--lora_r 64 \</text:span><text:line-break/><text:tab/><text:span text:style-name="T12">--lora_alpha 16 \</text:span><text:line-break/><text:tab/><text:span text:style-name="T12">--lora_modules all \</text:span><text:line-break/><text:tab/><text:span text:style-name="T12">--double_quant \</text:span><text:line-break/><text:tab/><text:span text:style-name="T12">--quant_type nf4 \</text:span><text:line-break/><text:tab/><text:span text:style-name="T12">--bf16 \</text:span><text:line-break/><text:tab/><text:span text:style-name="T12">--bits 4 \</text:span><text:line-break/><text:tab/><text:span text:style-name="T12">--warmup_ratio 0.03 \</text:span><text:line-break/><text:tab/><text:span text:style-name="T12">--lr_scheduler_type constant \</text:span><text:line-break/><text:tab/><text:span text:style-name="T12">--gradient_checkpointing \</text:span><text:line-break/><text:tab/><text:span text:style-name="T12">--dataset data/</text:span><text:span text:style-name="T19">events/</text:span><text:span text:style-name="T20">goals</text:span><text:span text:style-name="T17">/</text:span><text:span text:style-name="T20">goals</text:span><text:span text:style-name="T13">_</text:span><text:span text:style-name="T17">JSONL/</text:span><text:span text:style-name="T20">goals</text:span><text:span text:style-name="T17">_JSONL_guanaco_combined</text:span><text:span text:style-name="T12">.jsonl </text:span><text:span text:style-name="T13">\</text:span><text:line-break/><text:tab/><text:span text:style-name="T12">--dataset_format oasst1 \</text:span><text:line-break/><text:tab/><text:span text:style-name="T12">--source_max_len 16 \</text:span><text:line-break/><text:tab/><text:span text:style-name="T12">--target_max_len 512 \</text:span><text:line-break/><text:tab/><text:span text:style-name="T12">--per_device_train_batch_size 16 \</text:span><text:line-break/><text:soft-page-break/><text:tab/><text:span text:style-name="T12">--gradient_accumulation_steps 1 \</text:span><text:line-break/><text:tab/><text:span text:style-name="T12">--max_steps </text:span><text:span text:style-name="T20">4500</text:span><text:span text:style-name="T12"> \</text:span><text:line-break/><text:tab/><text:span text:style-name="T12">--eval_steps </text:span><text:span text:style-name="T20">200</text:span><text:span text:style-name="T12"> \</text:span><text:line-break/><text:tab/><text:span text:style-name="T12">--learning_rate 0.0002 \</text:span><text:line-break/><text:tab/><text:span text:style-name="T12">--adam_beta2 0.999 \</text:span><text:line-break/><text:tab/><text:span text:style-name="T12">--max_grad_norm 0.3 \</text:span><text:line-break/><text:tab/><text:span text:style-name="T12">--lora_dropout 0.1 \</text:span><text:line-break/><text:tab/><text:span text:style-name="T12">--weight_decay 0.0 \</text:span><text:line-break/><text:tab/><text:span text:style-name="T12">--seed 0 \</text:span><text:line-break/><text:tab/><text:span text:style-name="T12">--report_to wandb </text:span></text:p>
      <text:p text:style-name="P8"><text:span text:style-name="T12"/></text:p>
      <text:p text:style-name="P2"><text:span text:style-name="T35">python3 merge_peft_adapters.py --device cpu --base_model_name_or_path </text:span><text:span text:style-name="T46">./merged_models/</text:span><text:span text:style-name="T47">layered_models/</text:span><text:span text:style-name="T48">layered_model_1_Attempts</text:span><text:span text:style-name="T49"> </text:span><text:span text:style-name="T35"><text:s/>--peft_model_path ./output/</text:span><text:span text:style-name="T39">layered_model_2_Goals</text:span><text:span text:style-name="T35">/checkpoint-</text:span><text:span text:style-name="T37">45</text:span><text:span text:style-name="T36">00</text:span><text:span text:style-name="T35">/adapter_model --output_dir ./merged_models/</text:span><text:span text:style-name="T38"> </text:span><text:span text:style-name="T39">layered_model_2_Goal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ato Medium" svg:font-family="'Lato Mediu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ource-code-pro" svg:font-family="source-code-pro, Menlo, Monaco, 'Courier New', Courier,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0T10:16:33.567552879</meta:creation-date>
    <meta:generator>LibreOffice/7.6.2.1$Linux_X86_64 LibreOffice_project/9d0b4c0791fc17bc4181a67fd90c5aaed576d1c0</meta:generator>
    <dc:date>2023-10-22T14:02:12.326436629</dc:date>
    <meta:editing-duration>PT15H47M27S</meta:editing-duration>
    <meta:editing-cycles>8</meta:editing-cycles>
    <meta:document-statistic meta:table-count="0" meta:image-count="0" meta:object-count="0" meta:page-count="5" meta:paragraph-count="48" meta:word-count="671" meta:character-count="4692" meta:non-whitespace-character-count="4056"/>
  </office:meta>
</office:document-meta>
</file>